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2084" officeooo:paragraph-rsid="001b2084"/>
    </style:style>
    <style:style style:name="P2" style:family="paragraph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Önyükleme 1 – Eğitmen Oryantasyonu</text:p>
      <text:p text:style-name="P1"><draw:custom-shape text:anchor-type="paragraph" draw:z-index="0" draw:style-name="gr1" draw:text-style-name="P2" svg:width="4.7713in" svg:height="1.115in" svg:x="0.2839in" svg:y="0.3217in"><text:p><text:span text:style-name="T1">Uygulanmış, ispatlanmış bir müfredat kullanıyoruz</text:span></text:p><text:p><text:span text:style-name="T1">Uzun zamandır eğitim için kullanılan bir programlama dili kullanıyoruz.</text:span></text:p><text:p><text:span text:style-name="T1">Eğitim için gereken malzemeler onyukleme1.yakinokul.org adresinde var.</text:span></text:p><text:p><text:span text:style-name="T1">Programlama wescheme.org üzerinde, webde yapılabiliyor.</text:span></text:p><text:p><text:span text:style-name="T1">Malzemenin tamamı henüz tercüme edilemedi. Kimi yerlerde öğrencileri </text:span></text:p><text:p><text:span text:style-name="T1">ekstra yönlendirmeniz gerekebili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2" svg:width="4.7713in" svg:height="1.0421in" svg:x="0.2736in" svg:y="2.2902in"><text:p><text:span text:style-name="T1">Eğitim malzemelerinin orijinali </text:span></text:p><text:p><text:span text:style-name="T1"><text:a xlink:href="http://www.bootstrapworld.org/materials/Fall2014/courses/bs1/main.shtml" xlink:type="simple">http://www.bootstrapworld.org/materials/Fall2014/courses/bs1/main.shtml</text:a></text:span><text:span text:style-name="T1"> </text:span></text:p><text:p><text:span text:style-name="T1">Adresinde bulunuyor. Oradaki “Teacher only resources” linkini takip etmek için </text:span></text:p><text:p><text:span text:style-name="T1">İhtiyaç duyacağınız parolayı size vereceğiz. Bazı malzemeleri kullanmak </text:span></text:p><text:p><text:span text:style-name="T1">Isteyebilirsiniz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1" draw:text-style-name="P2" svg:width="4.7713in" svg:height="1.8858in" svg:x="0.2736in" svg:y="3.5193in"><text:p><text:span text:style-name="T1">Eğitime başlarken öğrencilere “Öğrenci İşkitabı”nın birer kopyasını vermelisiniz.</text:span></text:p><text:p><text:span text:style-name="T1">Eğitim boyunca buradaki çalışmaları dolduracaklar.</text:span></text:p><text:p><text:span text:style-name="T1">Ayrıca eğitim sırasında programlarını saklayabilmeleri için wescheme.org sitesi</text:span></text:p><text:p><text:span text:style-name="T1">Google ile entegre edilmiştir. Her dersten önce öğrenci bilgisayarlarında bu </text:span></text:p><text:p><text:span text:style-name="T1">Entegrasyonu aktive etmelisiniz. Bunun için:</text:span><text:span text:style-name="T1"><text:line-break/></text:span><text:span text:style-name="T1">(1) plus.google.com sayfasını açıp </text:span><text:span text:style-name="T1"><text:a xlink:href="mailto:ogrenci.1@gmail.com" xlink:type="simple">ogrenci.1@gmail.com</text:a></text:span><text:span text:style-name="T1"> hesabıyla giriş yapın</text:span></text:p><text:p><text:span text:style-name="T1">(2) wescheme.org sayfasını açıp “login” linkinden entegrasyonu aktive edin,</text:span></text:p><text:p><text:span text:style-name="T1"><text:s/></text:span><text:span text:style-name="T1">Sonra “start a new program” linkiyle çalışma penceresine geçin. </text:span><text:span text:style-name="T1"><text:line-break/></text:span><text:span text:style-name="T1">(3) Yeni bir pencerede onyukleme1.yakinokul.org sayfasını açın. Bilgisayarı </text:span></text:p><text:p><text:span text:style-name="T1">Öğrencilere bu şekliyle teslim edin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2" svg:width="4.7713in" svg:height="1.5421in" svg:x="0.2736in" svg:y="5.5402in"><text:p><text:span text:style-name="T1">Biraz sonra beraber öğrencilere yaptıracağınız eğitimin</text:span></text:p><text:p><text:span text:style-name="T1">Tamamını uygulayacağız. </text:span></text:p><text:p><text:span text:style-name="T1">Siz eğitimi uygularken her ünitenin alt kısımları iin belirlenmiş süre sınırlarını</text:span></text:p><text:p><text:span text:style-name="T1">Gözetmeye gayret edin. Bunu yaparsanız her ünite 80-110 dakika arasında</text:span></text:p><text:p><text:span text:style-name="T1">Tamamlanacaktır.</text:span></text:p><text:p><text:span text:style-name="T1">Pilot çalışma sırasında ilk 5 ünite uygulanacaktır. Ortaya çıkan oyun etkileşim</text:span></text:p><text:p><text:span text:style-name="T1">Içermemekle beraber hareket içerecektir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2" svg:width="4.7713in" svg:height="0.6252in" svg:x="0.2839in" svg:y="1.5508in"><text:p><text:span text:style-name="T1">Şimdi önce sizin için tasarlanmış, hızlandırılmış bir ısınma egzersizi </text:span></text:p><text:p><text:span text:style-name="T1">ile başlayacağız.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2" svg:width="4.7713in" svg:height="1.5315in" svg:x="0.2736in" svg:y="7.1965in"><text:p><text:span text:style-name="T1">Öğrenciler 3. dersin ortasında, “Oyun resimleri” isimli bölüme geldiğinizde </text:span></text:p><text:p><text:span text:style-name="T1">Bu şablon programın kendilerine ait kopyasını açarak onunla çalışmaya </text:span></text:p><text:p><text:span text:style-name="T1">Başlayacaklar. Her öğrenci kendi çalışmasını kaydederken “öğrenci-ismi-oyun”</text:span></text:p><text:p><text:span text:style-name="T1">Benzeri bir isimle kaydetmesinisağlayın ki çalışmalar birbirine karışmasın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(Bir kopyasını <text:a xlink:type="simple" xlink:href="http://onyukleme1.yakinokul.org/Egitmen-Oryantasyon.pdf">http://onyukleme1.yakinokul.org/Egitmen-Oryantasyon.pdf</text:a> adresinde bulabilirsiniz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hmet Gençer</meta:initial-creator>
    <meta:creation-date>2015-03-27T14:43:46.252257372</meta:creation-date>
    <dc:date>2015-03-27T21:46:02.695474437</dc:date>
    <dc:creator>Mehmet Gencer</dc:creator>
    <meta:editing-duration>PT2H47M8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1" meta:paragraph-count="2" meta:word-count="9" meta:character-count="130" meta:non-whitespace-character-count="122"/>
  </office:meta>
</office:document-meta>
</file>